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<text:span text:style-name="T2">131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lip mmm</dc:creator>
    <meta:creation-date>2009-04-16T11:32:00Z</meta:creation-date>
    <dc:date>2020-09-17T21:09:00Z</dc:date>
    <meta:template xlink:href="Normal.dotm" xlink:type="simple"/>
    <meta:editing-cycles>4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0" meta:character-count="4" meta:row-count="1" meta:non-whitespace-character-count="4"/>
  </office:meta>
</office:document-meta>
</file>